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25cm" fo:min-width="0.67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="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04cm" svg:height="0.7cm" svg:x="2.296cm" svg:y="0.1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296cm" svg:y1="0.5cm" svg:x2="1.6cm" svg:y2="0.5cm" draw:start-shape="id1" draw:start-glue-point="3" draw:end-shape="id2" draw:end-glue-point="10" svg:d="M2296 500h-696" svg:viewBox="0 0 697 1">
          <text:p/>
        </draw:connector>
        <draw:connector draw:style-name="gr3" draw:text-style-name="P2" draw:layer="layout" svg:x1="5.4cm" svg:y1="0.5cm" svg:x2="3.5cm" svg:y2="0.5cm" draw:start-shape="id3" draw:start-glue-point="6" draw:end-shape="id1" draw:end-glue-point="1" svg:d="M5400 500h-1900" svg:viewBox="0 0 1901 1">
          <text:p/>
        </draw:connector>
        <draw:custom-shape draw:style-name="gr4" draw:text-style-name="P3" xml:id="id4" draw:id="id4" draw:layer="layout" svg:width="1.204cm" svg:height="0.709cm" svg:x="2.292cm" svg:y="1.66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line-skew="0.282cm" svg:x1="3.5cm" svg:y1="0.5cm" svg:x2="3.496cm" svg:y2="2.014cm" draw:start-shape="id1" draw:start-glue-point="1" draw:end-shape="id4" draw:end-glue-point="1" svg:d="M3500 500h800v1514h-804" svg:viewBox="0 0 805 1515">
          <text:p/>
        </draw:connector>
        <draw:connector draw:style-name="gr2" draw:text-style-name="P2" draw:layer="layout" svg:x1="1.3cm" svg:y1="0.8cm" svg:x2="2.292cm" svg:y2="2.014cm" draw:start-shape="id2" draw:start-glue-point="8" draw:end-shape="id4" draw:end-glue-point="3" svg:d="M1300 800v1214h992" svg:viewBox="0 0 993 1215">
          <text:p/>
        </draw:connector>
        <draw:custom-shape draw:style-name="gr6" draw:text-style-name="P4" draw:layer="layout" svg:width="0.2cm" svg:height="0.2cm" svg:x="4.2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714cm" svg:height="0.674cm" svg:x="0.661cm" svg:y="0.5cm">
          <draw:text-box>
            <text:p><text:span text:style-name="T1">-</text:span></text:p>
          </draw:text-box>
        </draw:frame>
        <draw:frame draw:style-name="gr7" draw:text-style-name="P5" draw:layer="layout" svg:width="0.714cm" svg:height="0.674cm" svg:x="1.261cm" svg:y="-0.2cm">
          <draw:text-box>
            <text:p><text:span text:style-name="T1">+</text:span></text:p>
          </draw:text-box>
        </draw:frame>
        <draw:custom-shape draw:style-name="gr8" draw:text-style-name="P6" draw:layer="layout" svg:width="0.6cm" svg:height="0.6cm" svg:x="-0.5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81cm" svg:height="0.424cm" svg:x="0cm" svg:y="0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2" draw:layer="layout" svg:width="0.849cm" svg:height="0.424cm" svg:x="4.39cm" svg:y="0.0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2" draw:layer="layout" svg:width="1.031cm" svg:height="0.454cm" svg:x="2.39cm" svg:y="0.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2" draw:layer="layout" svg:width="1.035cm" svg:height="0.454cm" svg:x="2.39cm" svg:y="1.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0" draw:text-style-name="P6" xml:id="id2" draw:id="id2" draw:layer="layout" svg:width="0.6cm" svg:height="0.6cm" svg:x="1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3" draw:id="id3" draw:layer="layout" svg:width="0.6cm" svg:height="0.6cm" svg:x="5.4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cm" svg:y1="0.5cm" svg:x2="0.091cm" svg:y2="0.5cm" draw:start-shape="id2" svg:d="M1000 500h-909" svg:viewBox="0 0 91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1:13:46.480617523</dc:date>
    <meta:editing-duration>PT38M22S</meta:editing-duration>
    <meta:editing-cycles>15</meta:editing-cycles>
    <meta:generator>LibreOffice/5.4.6.2$Linux_X86_64 LibreOffice_project/4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5/content.xml><?xml version="1.0" encoding="utf-8"?>
<math xmlns="http://www.w3.org/1998/Math/MathML" display="block">
  <semantics>
    <mrow>
      <msub>
        <mi>G</mi>
        <mn>1</mn>
      </msub>
      <mrow>
        <mo fence="true" stretchy="false">(</mo>
        <mrow>
          <mi>s</mi>
        </mrow>
        <mo fence="true" stretchy="false">)</mo>
      </mrow>
    </mrow>
    <annotation encoding="StarMath 5.0">G_1 (s)</annotation>
  </semantics>
</math>
</file>

<file path=Object 6/content.xml><?xml version="1.0" encoding="utf-8"?>
<math xmlns="http://www.w3.org/1998/Math/MathML" display="block">
  <semantics>
    <mrow>
      <msub>
        <mi>G</mi>
        <mn>2</mn>
      </msub>
      <mrow>
        <mo fence="true" stretchy="false">(</mo>
        <mrow>
          <mi>s</mi>
        </mrow>
        <mo fence="true" stretchy="false">)</mo>
      </mrow>
    </mrow>
    <annotation encoding="StarMath 5.0">G_2 (s)</annotation>
  </semantics>
</math>
</file>